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Verdana, Arial, Helvetica"/>
    <style:font-face style:name="verdana" svg:font-family="verdana, arial, tahoma"/>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variant="normal" fo:text-transform="none" fo:color="#000000" style:font-name="Times New Roman" fo:font-size="12pt" fo:letter-spacing="normal" fo:language="it" fo:country="IT" fo:font-style="normal" fo:font-weight="normal" style:font-size-asian="12pt" style:font-size-complex="12pt"/>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list-style-name="L1">
      <style:text-properties style:font-name="Times New Roman" fo:font-size="12p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Heading_20_1">
      <style:paragraph-properties fo:text-align="center" style:justify-single-word="false"/>
      <style:text-properties fo:language="it" fo:country="IT"/>
    </style:style>
    <style:style style:name="P11" style:family="paragraph" style:parent-style-name="Heading_20_2">
      <style:text-properties fo:language="it" fo:country="I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language="it" fo:country="IT"/>
    </style:style>
    <style:style style:name="T7" style:family="text">
      <style:text-properties fo:language="it" fo:country="IT" style:text-underline-style="none" fo:font-weight="normal" style:font-weight-asian="normal" style:font-weight-complex="normal"/>
    </style:style>
    <style:style style:name="T8" style:family="text">
      <style:text-properties fo:font-variant="normal" fo:text-transform="none" fo:color="#000000" style:font-name="sans-serif" fo:font-size="9.75pt" fo:letter-spacing="normal" fo:font-style="normal" fo:font-weight="normal"/>
    </style:style>
    <style:style style:name="T9" style:family="text">
      <style:text-properties fo:font-variant="normal" fo:text-transform="none" fo:color="#000000" style:font-name="sans-serif" fo:font-size="9.75pt" fo:letter-spacing="normal" fo:language="it" fo:country="IT" fo:font-style="normal" fo:font-weight="normal"/>
    </style:style>
    <style:style style:name="T10" style:family="text">
      <style:text-properties fo:font-variant="normal" fo:text-transform="none" fo:color="#000000" style:font-name="sans-serif" fo:letter-spacing="normal" fo:language="it" fo:country="IT" fo:font-style="normal" fo:font-weight="normal"/>
    </style:style>
    <style:style style:name="T11" style:family="text">
      <style:text-properties fo:font-variant="normal" fo:text-transform="none" fo:color="#000000" style:font-name="sans-serif" fo:font-size="12pt" fo:letter-spacing="normal" fo:language="it" fo:country="IT" fo:font-style="normal" fo:font-weight="normal" style:font-size-asian="12pt" style:font-size-complex="12pt"/>
    </style:style>
    <style:style style:name="T12" style:family="text">
      <style:text-properties fo:font-variant="normal" fo:text-transform="none" fo:color="#000000" fo:font-size="9.75pt" fo:letter-spacing="normal" fo:font-style="normal" fo:font-weight="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font-size="12pt" fo:letter-spacing="normal" fo:language="it" fo:country="IT" fo:font-style="normal" fo:font-weight="normal" style:font-size-asian="12pt" style:font-size-complex="12pt"/>
    </style:style>
    <style:style style:name="T15" style:family="text">
      <style:text-properties fo:font-variant="normal" fo:text-transform="none" fo:color="#000000" style:font-name="Times New Roman" fo:font-size="12pt" fo:letter-spacing="normal" fo:language="it" fo:country="IT" fo:font-style="normal" fo:font-weight="normal" style:font-size-asian="12pt" style:font-size-complex="12pt"/>
    </style:style>
    <style:style style:name="T16" style:family="text">
      <style:text-properties fo:font-variant="normal" fo:text-transform="none" fo:color="#52188c" style:font-name="sans-serif" fo:font-size="9.75pt" fo:letter-spacing="normal" fo:font-style="normal" fo:font-weight="normal"/>
    </style:style>
    <style:style style:name="T17" style:family="text">
      <style:text-properties fo:font-variant="normal" fo:text-transform="none" fo:color="#52188c" style:font-name="sans-serif" fo:font-size="9.75pt" fo:letter-spacing="normal" fo:language="it" fo:country="IT" fo:font-style="normal" fo:font-weight="normal"/>
    </style:style>
    <style:style style:name="T18" style:family="text">
      <style:text-properties fo:font-variant="normal" fo:text-transform="none" fo:color="#52188c" style:font-name="sans-serif" fo:letter-spacing="normal" fo:language="it" fo:country="IT" fo:font-style="normal" fo:font-weight="normal"/>
    </style:style>
    <style:style style:name="T19" style:family="text">
      <style:text-properties fo:font-variant="normal" fo:text-transform="none" fo:color="#52188c" style:font-name="sans-serif" fo:font-size="12pt" fo:letter-spacing="normal" fo:language="it" fo:country="IT" fo:font-style="normal" fo:font-weight="normal" style:font-size-asian="12pt" style:font-size-complex="12pt"/>
    </style:style>
    <style:style style:name="T20" style:family="text">
      <style:text-properties fo:font-variant="normal" fo:text-transform="none" fo:color="#52188c" fo:font-size="12pt" fo:letter-spacing="normal" fo:language="it" fo:country="IT" fo:font-style="normal" fo:font-weight="normal" style:font-size-asian="12pt" style:font-size-complex="12pt"/>
    </style:style>
    <style:style style:name="T21" style:family="text">
      <style:text-properties fo:font-variant="normal" fo:text-transform="none" fo:color="#52188c" style:font-name="Times New Roman" fo:font-size="12pt" fo:letter-spacing="normal" fo:language="it" fo:country="IT" fo:font-style="normal" fo:font-weight="normal" style:font-size-asian="12pt" style:font-size-complex="12pt"/>
    </style:style>
    <style:style style:name="T22" style:family="text">
      <style:text-properties fo:font-size="12pt" style:font-size-asian="12pt" style:font-size-complex="12pt"/>
    </style:style>
    <style:style style:name="T23" style:family="text">
      <style:text-properties style:font-name="Times New Roman"/>
    </style:style>
    <style:style style:name="T24" style:family="text">
      <style:text-properties style:font-name="Times New Roman" fo:font-size="12pt" style:font-size-asian="12pt" style:font-size-complex="12pt"/>
    </style:style>
    <style:style style:name="T25" style:family="text">
      <style:text-properties style:font-weight-asian="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Manuale di gestione del forum </text:h>
      <text:h text:style-name="P11" text:outline-level="2">Introduzione</text:h>
      <text:p text:style-name="P1">Questo manuale serve come guida di riferimento nella gestione odierana del forum “il download dei miei sogni”.</text:p>
      <text:p text:style-name="P1">Prima di continuare nella lettura è necessario introdurre la terminologia base usata nei forum</text:p>
      <text:p text:style-name="P1"><text:span text:style-name="T2">Section</text:span>: anche detta sezione è una delle parti che compongono il forum di discussione, all'interno della sezione troviamo le discussioni relative quella sezione </text:p>
      <text:p text:style-name="P2">Topic<text:span text:style-name="T1">: sinonimo di discussione, può essere aperta solo dagli utenti registrati, può essere chiusa prematuramente da un moderatore nel caso l'argomento stia degenerando.</text:span></text:p>
      <text:p text:style-name="P2">Amministratore<text:span text:style-name="T1">: ha diritto di creazione/cancellazione di nuovi forum, modifica di tutte le opzioni. normalmente non interviene nella gestione quotidiana del sito.</text:span></text:p>
      <text:p text:style-name="P2">Moderatore<text:span text:style-name="T1">: colui che decide il tono della conversazione nei forum, blocca i messaggi, modera le discussioni bloccando eventuali messaggi o chiudendo topic fuorvianti.</text:span></text:p>
      <text:p text:style-name="P2">Utente registrato<text:span text:style-name="T1">: utente che si è registrato con un'email valida può aprire nuovi topic, rispondere ai topic presenti.</text:span></text:p>
      <text:p text:style-name="P2">Utente anonimo<text:span text:style-name="T1">: utente che non si è registrato; può solamente leggere i topic e i commenti</text:span></text:p>
      <text:p text:style-name="P2">Troll<text:span text:style-name="T1">: tipicamente un utente registrato o non che provoca volontariamente le persone per generare reazioni di disgusto o generare flame o insulti.</text:span></text:p>
      <text:p text:style-name="P2">Flame<text:span text:style-name="T1">: topic che degenera in insulti più o meno espliciti senza portare avanti la discussione iniziata precedentemente </text:span></text:p>
      <text:h text:style-name="Heading_20_2" text:outline-level="2">Consigli</text:h>
      <text:p text:style-name="Text_20_body">Tutti i messaggi devono essere professionali e cortesi. Mai reagire impulsivamente o istintivamente, pensarci due volte prima di postare. Ricordare che le proprie parole generalmente verranno prese sul serio. Tenere a mente che il fatto di essere un moderatore dà più responsabilità che potere. Tutte le regole applicate agli utenti del forum sono da applicare anche ai moderatori, cioè, non si è immuni ad esse. È talvolta consigliabile, come moderatore, tenere per sè la propria opinione se essa può irritare un utente o la situazione in generale.</text:p>
      <text:p text:style-name="Text_20_body">Gli altri moderatori sono i propri compagni di squadra. Cercare di mostrare unità e unanimità nelle proprie azioni. Rispettare sempre le azioni degli altri moderatori. Se non si è d'accordo con un'azione intrapresa da un altro moderatore, discuterne con lui/lei come persone razionali. I problemi interni sono da risolvere internamente. Chiunque non appartenga al team di moderazione non si suppone che lo sappia quindi non renderlo pubblico. Cercare di coprire, supportare o sostenere le azioni degli altri moderatori in pubblico se necessario.</text:p>
      <text:p text:style-name="Text_20_body">Si consiglia di mantenere un'atteggiamento distaccato, al fine di poter moderare equamente le discussioni.</text:p>
      <text:p text:style-name="Text_20_body">Bisogna mantenere il giusto equilibrio tra <text:s/>rispetto delle regole del forum e libertà di espressione del singolo individuo.</text:p>
      <text:p text:style-name="Text_20_body">Nel caso si venga accusati di censura, boicottaggio o quant'altro <text:span text:style-name="T4">mai perdere la calma</text:span><text:span text:style-name="T5">, spiegare le </text:span><text:soft-page-break/><text:span text:style-name="T5">ragioni della chiusura della discussione, del perchè un utente sia stato bloccato o un post sia stato cancellato.</text:span></text:p>
      <text:p text:style-name="Text_20_body"><text:span text:style-name="T5">Le motivazioni dietro qualche scelta vanno messe </text:span><text:span text:style-name="T4">solo se lo ritenete necessario</text:span><text:span text:style-name="T5"> ; non dovete giustificare le vostre azioni agli utenti </text:span></text:p>
      <text:p text:style-name="Text_20_body"><text:span text:style-name="T5">Non abbiate paura nel pretendere il rispetto delle regole, usate il buon senso.</text:span></text:p>
      <text:p text:style-name="P8"><text:span text:style-name="T6">Il "Bumping" (ndT: rispondere ad un messaggio per portarlo in cima alla lista, in modo da dargli maggiore visibilità) è generalmente scoraggiato ma è tollerato se la discussione non ha avuto risposte per più di 24 ore. Usare il proprio giudizio e in caso di dubbio schierarsi dalla parte del bumper.</text:span></text:p>
      <text:p text:style-name="P8"><text:span text:style-name="T6">Non importa cosa si faccia o non si faccia, non si può far contenti tutti quanti. Una volta accettato questo fatto, la propria vita come moderatore diventerà più facile.</text:span></text:p>
      <text:p text:style-name="P8"><text:span text:style-name="T6">Per prevenire ogni possibilità che un account di un moderatore venga compromesso ci si deve connettere in maniera sicura tramite https quando si effettua il login nei forum.</text:span></text:p>
      <text:h text:style-name="Heading_20_3" text:outline-level="3">Gestione censura delle parole</text:h>
      <text:p text:style-name="Text_20_body"><text:span text:style-name="T5">Un forum, soprattutto se molto trafficato e ricco di utenza, necessita di regole che permettano alla comunità di partecipare alle varie discussioni in modo sereno; la convivenza è un fattore molto importante nelle community così come nella vita reale, le persone partecipano più volentieri a forum in cui si sentono ascolate e rispettate. Inoltre, è necessario rendersi conto che la parola scritta non evidenzia facilmente il tono di una frase, quindi tramite di essa non è raro che le prorpie intenzioni reali possano essere fraintese.</text:span></text:p>
      <text:p text:style-name="Text_20_body"><text:span text:style-name="T6">Per questo, per la gestione di forum di discussione esiste la possibilità di definire delle figure di utenti con maggiori poteri rispetto agli altri chiamati "moderatori"; essi hanno innanzitutto il compito di </text:span><text:span text:style-name="T7">vigilare sulla buona condotta degli altri partecipanti, ma non possono fare tutto da soli, anche l'applicazione deve mettere a disposizione qualche strumento per il controllo automatico dei contenuti.</text:span></text:p>
      <text:p text:style-name="P3">Si pensi per esempio ai termini e alle espressioni volgari, non è possibile pretendere che un moderatore legga parola per parola ogni singolo post di un forum frequentato da migliaia (e in alcuni casi da milioni) di utenti; ancora più difficile è pretendere che un moderatore intercetti immediatamente i messaggi contenenti parole e frasi contrarie alla policy del forum, solo il sistema è in grado di farlo.</text:p>
      <text:p text:style-name="P3">Il forum fortunatamente mette a disposizione strumenti adeguati per la “censura” dei termini non consentiti, certo la parola "censura" può non essere gradita a tutti, fa pensare infatti ad una limitazione della libertà; ma quello che si posta in un forum, esattamente come accade per altri media come le trasmissioni televise o gli articoli sui giornali, può avere anche rilevanza in sede penale quindi non si può rimproverare al gestore di un forum il fatto che esso adotti contromisure per cautelarsi.</text:p>
      <text:p text:style-name="P3">Gli strumenti per la censura non riguardano soltanto i termini volgari, questo dispende molto dalle intenzioni dell'utilizzatore; il proprietario di un forum può per esempio decidere che nel corso delle discussioni non si dovrà parlare di politica e potrà per esempio inserire i nomi dei partiti politici tra le parole censurate, un altro potrebbe trovare sconveniente il fatto che venga fatta pubblicità gratuita a determinate realtà commerciali e può creare un elenco di marchi registrati che non potranno essere utilizzati.</text:p>
      <text:p text:style-name="P5">E' sufficente mandare un elenco di parole non gradite, esse verranno messe all'interno del sistema </text:p>
      <text:h text:style-name="Heading_20_2" text:outline-level="2"><text:soft-page-break/>Linee Guide per Moderatori</text:h>
      <text:h text:style-name="Heading_20_3" text:outline-level="3"><text:bookmark text:name="doc_chap3_sect1"/>Spostare discussioni</text:h>
      <text:p text:style-name="Text_20_body">Spostare le discussioni duplicate nella sezione "<text:span text:style-name="T2">Discussioni Duplicate</text:span>" e postare una notifica linkando il thread che è stato spostato. Se si è certi che una discussione è duplicata, farlo subito. Altrimenti, potrebbe essere una buona idea postare un link, controllare se l'autore del post riconosce che è lo stesso, e poi muoverlo. </text:p>
      <text:p text:style-name="Text_20_body">Assicurarsi che per ogni thread che stia per essere spostato nei Duplicati ne esista sempre un altro chiaramente marcato come aperto per poter continuare la discussione.</text:p>
      <text:p text:style-name="Text_20_body">Quando si postano avvisi di spostamento nelle discussioni, provare a menzionare il forum originario, il nuovo forum, e forse una breve spiegazione. Ricordarsi che ogni volta che si muove una discussione si può abilitare la checkbox 'Leave auto move post...'.</text:p>
      <text:p text:style-name="Text_20_body">Ogni nuova discussione che non contiene richieste d'aiuto va messa fuori dalla sezione Aiuto e spostata in quella relativa.</text:p>
      <text:p text:style-name="Text_20_body">Al contrario, ogni domanda d'aiuto nelle altre sezione dev'esser spostata nella sezione <text:span text:style-name="T2">Aiuto</text:span>.</text:p>
      <text:p text:style-name="Text_20_body">I messaggi incrociati ("<text:span text:style-name="T2">Cross post</text:span>") all'interno della sezione <text:span text:style-name="T2">Aiuto</text:span> non sono consentiti, cioè, se viene trovata la stessa discussione (o simile) dallo stesso utente in differenti forum di supporto all'interno di Aiuto, mantenere il più utile e spostare l'(gli) altro(i) in <text:span text:style-name="T2">Discussioni Duplicate</text:span>. Si deve anche postare un avviso affinchè l'utente non lo faccia nuovamente.</text:p>
      <text:p text:style-name="Text_20_body">In normali circostanze, le discussioni dovrebbero essere spostate solo una volta.</text:p>
      <text:h text:style-name="Heading_20_3" text:outline-level="3"><text:bookmark text:name="doc_chap3_sect2"/>Modificare un messaggio di un utente</text:h>
      <text:p text:style-name="P6"><text:span text:style-name="T13">Se si pensa che un messaggio debba essere modificato, per rimuovere URL offensivi, riformattare il testo o ogni cosa che si consideri necessaria, aggiungere un commento firmato con il proprio nome utente alla fine del messaggio tra i tag di phpBB [i] [/i].</text:span></text:p>
      <text:h text:style-name="Heading_20_3" text:outline-level="3"><text:bookmark text:name="doc_chap3_sect3"/>Cancellare i messaggi</text:h>
      <text:p text:style-name="P4">Se si vede un ovvio errore dell'autore, come messaggi o discussioni identiche, cancellarli senza avviso. Preferire la chiusura alla cancellazione delle discussioni. <text:span text:style-name="T3">La sola ragione per cancellare le discussioni</text:span> è se sono ovviamente duplicate.</text:p>
      <text:h text:style-name="Heading_20_3" text:outline-level="3"><text:bookmark text:name="doc_chap3_sect4"/>Spam</text:h>
      <text:p text:style-name="Text_20_body"><text:span text:style-name="T15">Se si rileva uno spammer che posta pubblicità in molti forum, cancellare tutti i relativi messaggi tranne uno, che dovrà essere conservato come prova di spam. </text:span></text:p>
      <text:p text:style-name="Text_20_body"><text:span text:style-name="T15">Questa prova di spam deve essere spostata in SPAM.</text:span></text:p>
      <text:h text:style-name="Heading_20_3" text:outline-level="3"><text:bookmark text:name="doc_chap3_sect5"/>Chiudere (bloccare) una discussione</text:h>
      <text:p text:style-name="P9">Cercare di avvisare le principali discussioni una volta prima di chiuderle, se scadono in off topic o diventano personali o altro. </text:p>
      <text:p text:style-name="P9">Se (se stessi o qualsiasi altro moderatore) fa qualche minaccia (es. "un altro 'anche io' e questa discussione è chiusa"), farne la copia di sicurezza più velocemente possibile. </text:p>
      <text:p text:style-name="P9"><text:soft-page-break/>Non fare minacce a vuoto, non fare nemmeno in modo che altri moderatori sembra che lo facciano, perchè magari sono semplicemente andati a dormire.</text:p>
      <text:p text:style-name="P9">Postare sempre un avviso di chiusura con una spiegazione quando si chiudono le discussioni.</text:p>
      <text:h text:style-name="Heading_20_3" text:outline-level="3"><text:bookmark text:name="doc_chap3_sect6"/>Dividere le discussioni</text:h>
      <text:p text:style-name="P9">Dividere una discussione se una domanda è chiesta alla fine o vicino alla fine e non ha niente a che fare con l'argomento iniziale, a meno che non sia molto semplice e si possa rispondere chiaramente. Il più comune tipo di messaggio in questa categoria riscontrati viene chiamato la "Sindrome di Colombo", da un detective americano della televisione degli anni 70, che era famoso per tornare nella stanza e dire "solo un altra cosa". Essere sicuri di dare alla nuova discussione un titolo che sia rilevante alla domanda e postare un avviso della divisione nella discussione originale</text:p>
      <text:p text:style-name="P9">Si possono anche dividere le discussioni che hanno tante pagine se gli utenti sono d'accordo o lo richiedono. Si può in questo caso chiudere la vecchia discussione e collegarle entrambe tra di loro.</text:p>
      <text:p text:style-name="P9">Quando si dividono le discussioni, postare gli avvisi di divisione sia nella vecchia che nella nuova discussione.</text:p>
      <text:h text:style-name="Heading_20_3" text:outline-level="3"><text:bookmark text:name="doc_chap3_sect7"/>Unire le Discussioni</text:h>
      <text:p text:style-name="P9">Qualche volta si ha a che fare con discussioni che descrivono problemi simili. </text:p>
      <text:p text:style-name="P9">Altre volte, una discussione è proprio un duplicato di un'altra. In ogni caso, se le nuove discussioni sono abbastanza corte e non c'è nessun problema con l'ora/la data di esse, si possono sempre unire le due discussioni in una invece di muovere la più nuova in <text:span text:style-name="T2">Discussioni Duplicate</text:span><text:span text:style-name="T25">.</text:span></text:p>
      <text:p text:style-name="P9">Ricordare di postare un avviso dopo aver unito le discussioni, spiegando che la nuova discussione è stata unita alla vecchia.</text:p>
      <text:p text:style-name="Text_20_body"><text:line-break/></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Verdana, Arial, Helvetica"/>
    <style:font-face style:name="verdana" svg:font-family="verdana, arial, tahoma"/>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2:33:18</meta:creation-date>
    <dc:date>2012-04-18T16:30:15</dc:date>
    <meta:editing-duration>PT1H25M8S</meta:editing-duration>
    <meta:editing-cycles>7</meta:editing-cycles>
    <meta:generator>LibreOffice/3.5$Linux_X86_64 LibreOffice_project/350m1$Build-202</meta:generator>
    <meta:document-statistic meta:table-count="0" meta:image-count="0" meta:object-count="0" meta:page-count="4" meta:paragraph-count="60" meta:word-count="1639" meta:character-count="10545" meta:non-whitespace-character-count="8947"/>
  </office:meta>
</office:document-meta>
</file>